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HelveticaNeue-Light, 'Helvetica Neue Light', 'Helvetica Neue', Helvetica, Arial, 'Lucida Grande', sans-serif"/>
  </office:font-face-decls>
  <office:automatic-styles>
    <style:style style:name="P1" style:family="paragraph" style:parent-style-name="Standard">
      <style:text-properties fo:font-weight="bold" officeooo:rsid="0003756d" officeooo:paragraph-rsid="0003756d" style:font-weight-asian="bold" style:font-weight-complex="bold"/>
    </style:style>
    <style:style style:name="P2" style:family="paragraph" style:parent-style-name="Standard">
      <style:text-properties fo:font-weight="bold" officeooo:paragraph-rsid="000375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756d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Source Sans Pro" fo:font-size="19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Source Sans Pro" fo:font-size="19.5pt" fo:letter-spacing="normal" fo:font-style="normal" fo:font-weight="normal" officeooo:rsid="0003756d" style:font-weight-asian="normal" style:font-weight-complex="normal"/>
    </style:style>
    <style:style style:name="T5" style:family="text">
      <style:text-properties officeooo:rsid="000375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you are on the right page<text:line-break/><text:line-break/>Steps: <text:line-break/><text:span text:style-name="T1">1. Go to the tapshop.pl<text:line-break/>2. Verify if the logo “fabryka testow” exist</text:span></text:p>
      <text:p text:style-name="P2"><text:span text:style-name="T2">3. Verify the text message appears: “Testowy sklep do testowania”<text:line-break/><text:line-break/></text:span><text:span text:style-name="T5">Expected:</text:span><text:span text:style-name="T2"> If logo and text message are visible use is on the right page<text:line-break/></text:span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HelveticaNeue-Light, 'Helvetica Neue Light', 'Helvetica Neue', Helvetica, Arial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34:48.105739972</meta:creation-date>
    <dc:date>2025-01-16T08:38:44.758694836</dc:date>
    <meta:editing-duration>PT3M57S</meta:editing-duration>
    <meta:editing-cycles>1</meta:editing-cycles>
    <meta:document-statistic meta:table-count="0" meta:image-count="0" meta:object-count="0" meta:page-count="1" meta:paragraph-count="2" meta:word-count="45" meta:character-count="249" meta:non-whitespace-character-count="201"/>
    <meta:generator>LibreOffice/7.3.7.2$Linux_X86_64 LibreOffice_project/30$Build-2</meta:generator>
  </office:meta>
</office:document-meta>
</file>